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4.39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3.21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1">
          <table:table-cell office:value-type="string" calcext:value-type="string">
            <text:p>Tribulation Stack Overflew</text:p>
          </table:table-cell>
          <table:table-cell office:value-type="string" calcext:value-type="string">
            <text:p>MBH07</text:p>
          </table:table-cell>
          <table:table-cell office:value-type="string" calcext:value-type="string">
            <text:p>Slaughterion again?</text:p>
          </table:table-cell>
          <table:table-cell office:value-type="string" calcext:value-type="string">
            <text:p>Tumpukan Cobaan Luber</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3">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3">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able:table-cell>
          <table:table-cell office:value-type="string" calcext:value-type="string">
            <text:p>Ini cuman kota bertema neraka biasa kan?</text:p>
          </table:table-cell>
          <table:table-cell table:number-columns-repeated="16380"/>
        </table:table-row>
        <table:table-row table:style-name="ro3">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3">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1" table:number-rows-repeated="5">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5">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6">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7">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8">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8">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3">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13">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3">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9">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0">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7">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8">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8">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2">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8">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2">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2">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8">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2">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2">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3">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0">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2">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2">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9">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3">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2">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3">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2">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3">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8">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2">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6">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3">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3">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3">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2">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3">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2">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2">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1">00/00/0000</text:date>, <text:time style:data-style-name="N2" text:time-value="09:04:49.13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01T09:25:14.013000000</dc:date>
    <meta:editing-duration>P9DT6H15M30S</meta:editing-duration>
    <meta:editing-cycles>241</meta:editing-cycles>
    <dc:description>Translation file for Lah-Mboh Mod</dc:description>
    <dc:rights>Perkedel Technologies</dc:rights>
    <dc:title>Lah-Mboh Doom mod translation</dc:title>
    <meta:document-statistic meta:table-count="1" meta:cell-count="434" meta:object-count="0"/>
  </office:meta>
</office:document-meta>
</file>